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2.5cm" fo:min-width="0cm" loext:decorative="false"/>
    </style:style>
    <style:style style:name="gr2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0.35cm" fo:min-width="5.18cm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 style:parent-style-name="objectwithoutfill">
      <style:graphic-properties svg:stroke-width="0.05cm" svg:stroke-color="#000000" draw:marker-start="" draw:marker-start-width="0.28cm" draw:marker-end="Linienspitzen_20_1" draw:marker-end-width="0.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P1" style:family="paragraph">
      <loext:graphic-properties draw:fill="bitmap" draw:fill-image-name="_35__20_Percent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2.75cm" svg:x="3.95cm" svg:y="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8cm" svg:height="0.6cm" svg:x="1.25cm" svg:y="3.9cm">
          <text:p/>
          <draw:enhanced-geometry svg:viewBox="0 0 21600 21600" draw:type="rectangle" draw:enhanced-path="M 0 0 L 21600 0 21600 21600 0 21600 0 0 Z N"/>
        </draw:custom-shape>
        <draw:g draw:style-name="gr3">
          <draw:line draw:style-name="gr4" draw:text-style-name="P2" draw:layer="layout" svg:x1="3.95cm" svg:y1="3.9cm" svg:x2="3.95cm" svg:y2="1.1cm">
            <text:p/>
          </draw:line>
          <draw:line draw:style-name="gr4" draw:text-style-name="P2" draw:layer="layout" svg:x1="4.25cm" svg:y1="3.9cm" svg:x2="4.25cm" svg:y2="1.1cm">
            <text:p/>
          </draw:line>
        </draw:g>
        <draw:line draw:style-name="gr4" draw:text-style-name="P2" draw:layer="layout" svg:x1="4.22cm" svg:y1="3.9cm" svg:x2="6.98cm" svg:y2="3.9cm">
          <text:p/>
        </draw:line>
        <draw:line draw:style-name="gr4" draw:text-style-name="P2" draw:layer="layout" svg:x1="1.22cm" svg:y1="3.9cm" svg:x2="3.98cm" svg:y2="3.9cm">
          <text:p/>
        </draw:line>
        <draw:g draw:style-name="gr5">
          <svg:title>TexMaths</svg:title>
          <svg:desc>16§latex§$v$§svg§600§TRUE§</svg:desc>
          <draw:g draw:style-name="gr3">
            <draw:path draw:style-name="gr6" draw:text-style-name="P3" draw:layer="layout" svg:width="0.242cm" svg:height="0.25cm" svg:x="5.402cm" svg:y="1.702cm" svg:viewBox="0 0 243 251" svg:d="M243 38c0-28-14-38-24-38-14 0-27 14-27 27 0 6 2 10 8 16 11 11 19 25 19 46 0 22-33 149-98 149-29 0-42-19-42-47 0-32 16-72 32-118 5-9 8-17 8-27 0-25-19-46-46-46-52 0-73 81-73 86s5 5 6 5c7 0 7 0 10-10 16-56 40-68 55-68 5 0 15 0 15 17 0 14-7 29-10 38-25 65-32 91-32 115 0 58 50 68 75 68 92 0 124-183 124-213z">
              <text:p/>
            </draw:path>
          </draw:g>
        </draw:g>
        <draw:line draw:style-name="gr7" draw:text-style-name="P2" draw:layer="layout" svg:x1="4.1cm" svg:y1="1.9cm" svg:x2="4.1cm" svg:y2="2.95cm">
          <text:p/>
        </draw:line>
        <draw:line draw:style-name="gr7" draw:text-style-name="P2" draw:layer="layout" svg:x1="4.275cm" svg:y1="4.213cm" svg:x2="5.325cm" svg:y2="4.213cm">
          <text:p/>
        </draw:line>
        <draw:line draw:style-name="gr8" draw:text-style-name="P2" draw:layer="layout" svg:x1="5.35cm" svg:y1="2cm" svg:x2="4.15cm" svg:y2="2.35cm">
          <text:p text:style-name="P4"/>
        </draw:line>
        <draw:line draw:style-name="gr4" draw:text-style-name="P2" draw:layer="layout" svg:x1="1.22cm" svg:y1="4.5cm" svg:x2="6.98cm" svg:y2="4.5cm">
          <text:p/>
        </draw:line>
        <draw:line draw:style-name="gr7" draw:text-style-name="P2" draw:layer="layout" svg:x1="3.913cm" svg:y1="4.213cm" svg:x2="2.863cm" svg:y2="4.213cm">
          <text:p/>
        </draw:line>
        <draw:line draw:style-name="gr9" draw:text-style-name="P2" draw:layer="layout" svg:x1="1.4cm" svg:y1="4.75cm" svg:x2="1.65cm" svg:y2="4.5cm">
          <text:p/>
        </draw:line>
        <draw:line draw:style-name="gr9" draw:text-style-name="P2" draw:layer="layout" svg:x1="1.7cm" svg:y1="4.75cm" svg:x2="1.95cm" svg:y2="4.5cm">
          <text:p/>
        </draw:line>
        <draw:line draw:style-name="gr9" draw:text-style-name="P2" draw:layer="layout" svg:x1="2cm" svg:y1="4.75cm" svg:x2="2.25cm" svg:y2="4.5cm">
          <text:p/>
        </draw:line>
        <draw:line draw:style-name="gr9" draw:text-style-name="P2" draw:layer="layout" svg:x1="2.3cm" svg:y1="4.75cm" svg:x2="2.55cm" svg:y2="4.5cm">
          <text:p/>
        </draw:line>
        <draw:line draw:style-name="gr9" draw:text-style-name="P2" draw:layer="layout" svg:x1="2.6cm" svg:y1="4.75cm" svg:x2="2.85cm" svg:y2="4.5cm">
          <text:p/>
        </draw:line>
        <draw:line draw:style-name="gr9" draw:text-style-name="P2" draw:layer="layout" svg:x1="2.9cm" svg:y1="4.75cm" svg:x2="3.15cm" svg:y2="4.5cm">
          <text:p/>
        </draw:line>
        <draw:line draw:style-name="gr9" draw:text-style-name="P2" draw:layer="layout" svg:x1="3.2cm" svg:y1="4.75cm" svg:x2="3.45cm" svg:y2="4.5cm">
          <text:p/>
        </draw:line>
        <draw:line draw:style-name="gr9" draw:text-style-name="P2" draw:layer="layout" svg:x1="3.5cm" svg:y1="4.75cm" svg:x2="3.75cm" svg:y2="4.5cm">
          <text:p/>
        </draw:line>
        <draw:line draw:style-name="gr9" draw:text-style-name="P2" draw:layer="layout" svg:x1="3.8cm" svg:y1="4.75cm" svg:x2="4.05cm" svg:y2="4.5cm">
          <text:p/>
        </draw:line>
        <draw:line draw:style-name="gr9" draw:text-style-name="P2" draw:layer="layout" svg:x1="4.1cm" svg:y1="4.75cm" svg:x2="4.35cm" svg:y2="4.5cm">
          <text:p/>
        </draw:line>
        <draw:line draw:style-name="gr9" draw:text-style-name="P2" draw:layer="layout" svg:x1="4.4cm" svg:y1="4.75cm" svg:x2="4.65cm" svg:y2="4.5cm">
          <text:p/>
        </draw:line>
        <draw:line draw:style-name="gr9" draw:text-style-name="P2" draw:layer="layout" svg:x1="4.7cm" svg:y1="4.75cm" svg:x2="4.95cm" svg:y2="4.5cm">
          <text:p/>
        </draw:line>
        <draw:line draw:style-name="gr9" draw:text-style-name="P2" draw:layer="layout" svg:x1="5cm" svg:y1="4.75cm" svg:x2="5.25cm" svg:y2="4.5cm">
          <text:p/>
        </draw:line>
        <draw:line draw:style-name="gr9" draw:text-style-name="P2" draw:layer="layout" svg:x1="5.3cm" svg:y1="4.75cm" svg:x2="5.55cm" svg:y2="4.5cm">
          <text:p/>
        </draw:line>
        <draw:line draw:style-name="gr9" draw:text-style-name="P2" draw:layer="layout" svg:x1="5.6cm" svg:y1="4.75cm" svg:x2="5.85cm" svg:y2="4.5cm">
          <text:p/>
        </draw:line>
        <draw:line draw:style-name="gr9" draw:text-style-name="P2" draw:layer="layout" svg:x1="5.9cm" svg:y1="4.75cm" svg:x2="6.15cm" svg:y2="4.5cm">
          <text:p/>
        </draw:line>
        <draw:line draw:style-name="gr9" draw:text-style-name="P2" draw:layer="layout" svg:x1="6.2cm" svg:y1="4.75cm" svg:x2="6.45cm" svg:y2="4.5cm">
          <text:p/>
        </draw:line>
        <draw:line draw:style-name="gr9" draw:text-style-name="P2" draw:layer="layout" svg:x1="6.5cm" svg:y1="4.75cm" svg:x2="6.75cm" svg:y2="4.5cm">
          <text:p/>
        </draw:line>
        <draw:line draw:style-name="gr8" draw:text-style-name="P2" draw:layer="layout" svg:x1="5.35cm" svg:y1="2cm" svg:x2="3.65cm" svg:y2="4.1cm">
          <text:p/>
        </draw:line>
        <draw:line draw:style-name="gr8" draw:text-style-name="P2" draw:layer="layout" svg:x1="5.35cm" svg:y1="2cm" svg:x2="4.65cm" svg:y2="4.1cm">
          <text:p/>
        </draw:line>
        <draw:line draw:style-name="gr7" draw:text-style-name="P2" draw:layer="layout" svg:x1="6.5cm" svg:y1="1.888cm" svg:x2="6.5cm" svg:y2="3.838cm">
          <text:p/>
        </draw:line>
        <draw:g draw:style-name="gr5">
          <svg:title>TexMaths</svg:title>
          <svg:desc>16§latex§$F_{g}=p_{g}\,A_{S}$§svg§600§TRUE§</svg:desc>
          <draw:g draw:style-name="gr3">
            <draw:path draw:style-name="gr6" draw:text-style-name="P3" draw:layer="layout" svg:width="0.399cm" svg:height="0.379cm" svg:x="6.703cm" svg:y="2.526cm" svg:viewBox="0 0 400 380" svg:d="M149 198c18 0 36 0 54 0 43 0 46 10 46 25 0 4 0 12-3 28-1 3-1 4-1 6 0 5 3 6 6 6 6 0 6-1 8-11 11-40 21-81 32-121 2-6 2-8 2-10-3-2-1-6-7-6-5 0-6 3-9 13-12 43-24 52-72 52-17 0-34 0-51 0 12-47 24-94 36-142 5-19 5-20 31-20 24 0 49 0 73 0 69 0 82 17 82 60 0 13 0 16-2 31-1 8-1 8-1 9 0 3 1 8 8 8 4 0 6-3 8-14 3-33 7-65 11-98 1-14-2-14-16-14-92 0-184 0-275 0-11 0-18 0-18 11 0 7 7 7 16 7 21 0 37 0 37 9 0 2 0 3-3 13-25 99-49 198-74 297-6 22-6 25-51 25-10 0-16 0-16 12 0 6 6 6 8 6 18 0 59-2 75-2 18 0 66 2 83 2 5 0 13 0 13-10 0-4-3-4-5-6-1-2-1-2-14-2s-16 0-30 0c-16-1-18-4-18-11 0-1 0-5 3-13 11-46 23-93 34-140z">
              <text:p/>
            </draw:path>
            <draw:path draw:style-name="gr6" draw:text-style-name="P3" draw:layer="layout" svg:width="0.192cm" svg:height="0.251cm" svg:x="7.06cm" svg:y="2.818cm" svg:viewBox="0 0 193 252" svg:d="M192 27c1-5 1-5 1-8 0-8-6-13-12-13-10 0-16 8-18 16-6-11-21-22-41-22-48 0-100 51-100 109 0 39 28 63 60 63 17 0 35-9 49-20-3 11-6 23-9 35-4 16-7 27-23 40-16 14-33 14-43 14-18 0-24-2-30-3 9-5 12-15 12-19 0-10-8-15-16-15-11 0-22 10-22 24 0 24 34 24 56 24 62 0 88-32 94-54 14-57 28-114 42-171zM139 120c-1 6-1 6-9 14-13 18-32 27-47 27-21 0-30-17-30-36 0-18 11-63 21-80 17-27 35-35 48-35 28 0 35 30 35 33 0 2 0 2 0 6-6 24-12 47-18 71z">
              <text:p/>
            </draw:path>
            <draw:path draw:style-name="gr6" draw:text-style-name="P3" draw:layer="layout" svg:width="0.373cm" svg:height="0.13cm" svg:x="7.491cm" svg:y="2.701cm" svg:viewBox="0 0 374 131" svg:d="M355 22c8 0 19 0 19-11s-11-11-19-11c-112 0-224 0-336 0-8 0-19 0-19 11s11 11 19 11c112 0 224 0 336 0zM355 131c8 0 19 0 19-11s-11-11-19-11c-112 0-224 0-336 0-8 0-19 0-19 11s11 11 19 11c112 0 224 0 336 0z">
              <text:p/>
            </draw:path>
            <draw:path draw:style-name="gr6" draw:text-style-name="P3" draw:layer="layout" svg:width="0.292cm" svg:height="0.355cm" svg:x="8.035cm" svg:y="2.658cm" svg:viewBox="0 0 293 356" svg:d="M43 316c-5 19-5 22-30 22-7 0-13 0-13 12 0 4 3 6 8 6 14 0 30-2 46-2 20 0 39 2 56 2 4 0 10 0 10-11 0-7-5-7-13-7-29 0-29-3-29-8 0-8 24-99 28-111 8 16 24 35 52 35 64 0 135-82 135-165 0-52-32-89-74-89-29 0-56 21-73 43-7-30-31-43-52-43-25 0-36 22-41 32-10 19-18 53-18 54 0 7 4 4 7 7 6 0 6-2 9-13 10-40 21-67 42-67 9 0 17 5 17 25 0 13-1 19-4 29-21 83-42 166-63 249zM142 73c4-16 20-30 29-39 19-18 37-21 46-21 23 0 36 19 36 52 0 34-20 98-29 119-19 39-47 57-67 57-37 0-43-46-43-49 0-2 0-2 1-8 9-37 18-74 27-111z">
              <text:p/>
            </draw:path>
            <draw:path draw:style-name="gr6" draw:text-style-name="P3" draw:layer="layout" svg:width="0.192cm" svg:height="0.251cm" svg:x="8.353cm" svg:y="2.818cm" svg:viewBox="0 0 193 252" svg:d="M192 27c1-5 1-5 1-8 0-8-8-13-14-13-8 0-16 8-17 16-7-11-20-22-40-22-50 0-101 51-101 109 0 39 27 63 59 63 18 0 35-9 50-20-4 11-7 23-10 35-3 16-6 27-21 40-17 14-35 14-45 14-17 0-22-2-30-3 10-5 13-15 13-19 0-10-8-15-15-15-11 0-22 10-22 24 0 24 34 24 54 24 63 0 90-32 95-54 14-57 28-114 43-171zM138 120c-2 6-2 6-8 14-15 18-34 27-48 27-21 0-31-17-31-36 0-18 11-63 23-80 16-27 33-35 48-35 27 0 35 30 35 33 0 2 0 2-2 6-6 24-12 47-17 71z">
              <text:p/>
            </draw:path>
            <draw:path draw:style-name="gr6" draw:text-style-name="P3" draw:layer="layout" svg:width="0.384cm" svg:height="0.4cm" svg:x="8.71cm" svg:y="2.505cm" svg:viewBox="0 0 385 401" svg:d="M82 337c-23 37-45 45-69 46-8 2-13 2-13 11 0 3 3 7 8 7 14 0 32-2 48-2 19 0 38 2 56 2 3 0 11 0 11-10 0-6-5-8-9-8-13 0-26-5-26-19 0-6 3-13 8-21 14-24 28-48 42-72 46 0 93 0 140 0 2 13 10 88 10 95 0 16-29 17-40 17-8 0-15 0-15 11 0 7 7 7 8 7 24 0 48-2 71-2 14 0 49 2 64 2 3 0 9 0 9-11 0-7-4-7-12-7-36 0-36-3-37-19-11-117-23-233-34-350-1-11-1-14-11-14s-11 5-14 10c-65 109-130 218-195 327zM149 254c36-61 73-123 110-184 6 61 12 123 18 184-43 0-86 0-128 0z">
              <text:p/>
            </draw:path>
            <draw:path draw:style-name="gr6" draw:text-style-name="P3" draw:layer="layout" svg:width="0.248cm" svg:height="0.283cm" svg:x="9.142cm" svg:y="2.714cm" svg:viewBox="0 0 249 284" svg:d="M249 5c0-2-1-5-4-5-4 0-4 2-8 6-7 8-13 15-20 23-16-21-40-29-63-29-56 0-106 45-106 89 0 7 2 23 14 37 13 16 28 19 55 26 8 1 27 6 33 8 12 3 35 11 35 41 0 32-31 69-76 69-35 0-77-13-77-56 0-3 0-13 2-19 1-2 1-2 1-3 0-5-5-5-6-5-7 0-7 1-8 8-7 26-14 52-21 78 0 2 0 3 0 6 0 2 2 5 5 5s3-1 8-6 14-18 19-23c21 24 51 29 75 29 59 0 107-51 107-97 0-18-8-34-16-42-14-14-19-16-70-28-8-2-21-5-24-7-11-3-27-13-27-35 0-30 35-62 77-62 41 0 62 24 62 60 0 7-2 15-2 18 0 6 5 6 7 6 6 0 6-1 8-9 7-28 14-56 20-83z">
              <text:p/>
            </draw:path>
          </draw:g>
        </draw:g>
        <draw:frame draw:style-name="gr10" draw:text-style-name="P6" draw:layer="layout" svg:width="0.75cm" svg:height="0.725cm" svg:x="0.75cm" svg:y="4.45cm">
          <draw:text-box>
            <text:p text:style-name="P5"><text:span text:style-name="T1">P</text:span></text:p>
          </draw:text-box>
        </draw:frame>
        <draw:frame draw:style-name="gr10" draw:text-style-name="P6" draw:layer="layout" svg:width="0.75cm" svg:height="0.725cm" svg:x="0.75cm" svg:y="3.151cm">
          <draw:text-box>
            <text:p text:style-name="P5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27T16:56:33.205926702</dc:date>
    <meta:editing-duration>P2DT17H19M28S</meta:editing-duration>
    <meta:editing-cycles>112</meta:editing-cycles>
    <meta:generator>LibreOffice/24.2.5.2$Linux_X86_64 LibreOffice_project/420$Build-2</meta:generator>
    <meta:print-date>2024-09-27T16:44:58.979045470</meta:print-date>
    <meta:printed-by>PDF-Dateien</meta:printed-by>
    <meta:document-statistic meta:object-count="47"/>
  </office:meta>
</office:document-meta>
</file>